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pperplate Gothic Bold" svg:font-family="'Copperplate Gothic Bold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5.35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5.989cm"/>
    </style:style>
    <style:style style:name="pr9" style:family="presentation" style:parent-style-name="Default-outline1">
      <style:graphic-properties fo:min-height="11.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margin-left="0.921cm" fo:margin-right="0cm" fo:text-indent="-0.921cm" style:punctuation-wrap="hanging" style:line-break="strict"/>
    </style:style>
    <style:style style:name="P4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8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9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0" style:family="paragraph">
      <style:paragraph-properties fo:margin-left="0.952cm" fo:margin-right="0cm" fo:text-indent="-0.952cm" style:punctuation-wrap="hanging" style:line-break="strict"/>
    </style:style>
    <style:style style:name="P11" style:family="paragraph">
      <style:paragraph-properties fo:line-height="100%" style:punctuation-wrap="hanging" style:line-break="strict"/>
      <style:text-properties style:font-name="Verdana" fo:font-size="36pt" fo:font-weight="normal" style:font-size-asian="36pt" style:font-weight-asian="normal" style:font-size-complex="36pt" style:font-weight-complex="normal"/>
    </style:style>
    <style:style style:name="P12" style:family="paragraph">
      <style:text-properties style:font-name="Verdana" fo:font-size="36pt" fo:font-weight="normal" style:font-size-asian="36pt" style:font-weight-asian="normal" style:font-size-complex="36pt" style:font-weight-complex="normal"/>
    </style:style>
    <style:style style:name="P13" style:family="paragraph">
      <style:paragraph-properties fo:line-height="100%" style:punctuation-wrap="hanging" style:line-break="strict"/>
    </style:style>
    <style:style style:name="P14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  <style:text-properties fo:font-size="36pt" style:font-size-asian="36pt" style:font-size-complex="36pt"/>
    </style:style>
    <style:style style:name="P15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16" style:family="paragraph">
      <style:paragraph-properties fo:margin-left="0.952cm" fo:margin-right="0cm" fo:margin-top="0cm" fo:margin-bottom="0cm" fo:text-indent="-0.952cm"/>
    </style:style>
    <style:style style:name="P17" style:family="paragraph">
      <style:text-properties fo:color="#ffffff" fo:font-size="40pt" style:font-size-asian="40pt" style:font-size-complex="40pt"/>
    </style:style>
    <style:style style:name="P18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19" style:family="paragraph">
      <style:paragraph-properties fo:margin-left="0cm" fo:margin-right="0cm" fo:margin-top="0.317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cm" fo:margin-bottom="0cm" fo:text-indent="0cm" style:punctuation-wrap="hanging" style:line-break="strict"/>
      <style:text-properties fo:font-size="36pt" style:font-size-asian="36pt" style:font-size-complex="36pt"/>
    </style:style>
    <style:style style:name="P21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6pt" style:font-size-asian="36pt" style:font-size-complex="36pt"/>
    </style:style>
    <style:style style:name="P22" style:family="paragraph">
      <style:paragraph-properties fo:margin-top="0cm" fo:margin-bottom="0cm" fo:line-height="100%" style:punctuation-wrap="hanging" style:line-break="strict"/>
    </style:style>
    <style:style style:name="P23" style:family="paragraph">
      <style:paragraph-properties fo:margin-top="0cm" fo:margin-bottom="0cm" fo:line-height="100%" style:punctuation-wrap="hanging" style:line-break="strict"/>
      <style:text-properties fo:font-size="36pt" style:font-size-asian="36pt" style:font-size-complex="36pt"/>
    </style:style>
    <style:style style:name="P24" style:family="paragraph">
      <style:paragraph-properties fo:margin-top="0cm" fo:margin-bottom="0cm"/>
      <style:text-properties fo:font-size="36pt" style:font-size-asian="36pt" style:font-size-complex="36pt"/>
    </style:style>
    <style:style style:name="P25" style:family="paragraph">
      <style:paragraph-properties fo:margin-top="0cm" fo:margin-bottom="0cm"/>
    </style:style>
    <style:style style:name="P26" style:family="paragraph">
      <style:paragraph-properties fo:margin-top="0cm" fo:margin-bottom="0.1cm"/>
    </style:style>
    <style:style style:name="P27" style:family="paragraph">
      <style:paragraph-properties fo:line-height="100%" style:punctuation-wrap="hanging" style:line-break="strict"/>
      <style:text-properties style:font-name="Verdana1"/>
    </style:style>
    <style:style style:name="P28" style:family="paragraph">
      <style:text-properties style:font-name="Verdana1"/>
    </style:style>
    <style:style style:name="P29" style:family="paragraph">
      <style:paragraph-properties fo:line-height="100%" style:punctuation-wrap="hanging" style:line-break="strict"/>
      <style:text-properties style:font-name="Verdana"/>
    </style:style>
    <style:style style:name="P30" style:family="paragraph">
      <style:text-properties style:font-name="Verdana"/>
    </style:style>
    <style:style style:name="P31" style:family="paragraph">
      <style:paragraph-properties fo:line-height="100%" style:punctuation-wrap="hanging" style:line-break="strict"/>
      <style:text-properties style:font-name="Verdana" fo:font-size="36pt" style:font-size-asian="36pt" style:font-size-complex="36pt"/>
    </style:style>
    <style:style style:name="P32" style:family="paragraph">
      <style:text-properties style:font-name="Verdana" fo:font-size="36pt" style:font-size-asian="36pt" style:font-size-complex="36pt"/>
    </style:style>
    <style:style style:name="P33" style:family="paragraph">
      <style:text-properties fo:font-size="36pt" style:font-size-asian="36pt" style:font-size-complex="36pt"/>
    </style:style>
    <style:style style:name="T1" style:family="text">
      <style:text-properties fo:color="#ff0000"/>
    </style:style>
    <style:style style:name="T2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5" style:family="text">
      <style:text-properties fo:font-size="40pt" fo:language="en" fo:country="US" style:font-size-asian="40pt" style:font-size-complex="40pt"/>
    </style:style>
    <style:style style:name="T6" style:family="text">
      <style:text-properties fo:font-size="32pt" fo:language="en" fo:country="US" style:font-size-asian="32pt" style:font-size-complex="32pt"/>
    </style:style>
    <style:style style:name="T7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8" style:family="text">
      <style:text-properties fo:color="#ffffff" fo:font-size="40pt" fo:language="en" fo:country="US" style:font-size-asian="40pt" style:font-size-complex="40pt"/>
    </style:style>
    <style:style style:name="T9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0" style:family="text">
      <style:text-properties style:font-name="Verdana" fo:font-size="36pt" fo:language="en" fo:country="US" fo:font-weight="normal" style:font-size-asian="36pt" style:font-weight-asian="normal" style:font-size-complex="36pt" style:font-weight-complex="normal"/>
    </style:style>
    <style:style style:name="T11" style:family="text">
      <style:text-properties fo:color="#ff0000" fo:font-size="36pt" fo:language="en" fo:country="US" fo:font-weight="normal" style:font-size-asian="36pt" style:font-weight-asian="normal" style:font-size-complex="36pt" style:font-weight-complex="normal"/>
    </style:style>
    <style:style style:name="T12" style:family="text">
      <style:text-properties fo:color="#ffff66" fo:font-size="36pt" fo:language="en" fo:country="US" fo:font-weight="normal" style:font-size-asian="36pt" style:font-weight-asian="normal" style:font-size-complex="36pt" style:font-weight-complex="normal"/>
    </style:style>
    <style:style style:name="T13" style:family="text">
      <style:text-properties fo:color="#808080" fo:font-size="36pt" fo:language="en" fo:country="US" fo:font-weight="normal" style:font-size-asian="36pt" style:font-weight-asian="normal" style:font-size-complex="36pt" style:font-weight-complex="normal"/>
    </style:style>
    <style:style style:name="T14" style:family="text">
      <style:text-properties fo:color="#ffff00" fo:font-size="36pt" fo:language="en" fo:country="US" fo:font-weight="normal" style:font-size-asian="36pt" style:font-weight-asian="normal" style:font-size-complex="36pt" style:font-weight-complex="normal"/>
    </style:style>
    <style:style style:name="T15" style:family="text">
      <style:text-properties fo:color="#ffffff" fo:font-size="36pt" fo:language="en" fo:country="US" fo:font-weight="normal" style:font-size-asian="36pt" style:font-weight-asian="normal" style:font-size-complex="36pt" style:font-weight-complex="normal"/>
    </style:style>
    <style:style style:name="T16" style:family="text">
      <style:text-properties fo:color="#808080"/>
    </style:style>
    <style:style style:name="T17" style:family="text">
      <style:text-properties fo:color="#ffff00"/>
    </style:style>
    <style:style style:name="T18" style:family="text">
      <style:text-properties fo:color="#ffffff" fo:font-size="40pt" fo:language="en" fo:country="AU" style:font-size-asian="40pt" style:font-size-complex="40pt"/>
    </style:style>
    <style:style style:name="T19" style:family="text">
      <style:text-properties fo:color="#ffff00" fo:font-size="40pt" fo:language="en" fo:country="US" fo:font-weight="normal" style:font-size-asian="40pt" style:font-weight-asian="normal" style:font-size-complex="40pt" style:font-weight-complex="normal"/>
    </style:style>
    <style:style style:name="T20" style:family="text">
      <style:text-properties fo:color="#ffffff" fo:font-size="40pt" fo:language="en" fo:country="US" fo:font-weight="normal" style:font-size-asian="40pt" style:font-weight-asian="normal" style:font-size-complex="40pt" style:font-weight-complex="normal"/>
    </style:style>
    <style:style style:name="T21" style:family="text">
      <style:text-properties fo:color="#ffffff" style:font-name="Verdana" fo:font-size="36pt" fo:language="en" fo:country="US" style:font-name-asian="DejaVu Sans1" style:font-size-asian="36pt" style:font-name-complex="DejaVu Sans1" style:font-size-complex="36pt"/>
    </style:style>
    <style:style style:name="T22" style:family="text">
      <style:text-properties fo:color="#ffffff" style:font-name="Verdana" fo:font-size="32pt" fo:language="en" fo:country="US" style:font-name-asian="DejaVu Sans1" style:font-size-asian="32pt" style:font-name-complex="DejaVu Sans1" style:font-size-complex="32pt"/>
    </style:style>
    <style:style style:name="T23" style:family="text">
      <style:text-properties fo:color="#ffffff" style:font-name="Verdana1" fo:font-size="36pt" fo:language="en" fo:country="US" style:font-size-asian="36pt" style:font-size-complex="36pt"/>
    </style:style>
    <style:style style:name="T24" style:family="text">
      <style:text-properties style:font-name="Verdana1" fo:font-size="36pt" fo:language="en" fo:country="US" style:font-size-asian="36pt" style:font-size-complex="36pt"/>
    </style:style>
    <style:style style:name="T25" style:family="text">
      <style:text-properties style:font-name="Copperplate Gothic Bold" fo:font-size="32pt" fo:language="en" fo:country="AU" style:font-size-asian="32pt" style:font-size-complex="32pt"/>
    </style:style>
    <style:style style:name="T26" style:family="text">
      <style:text-properties fo:color="#ffffff" style:font-name="Verdana" fo:font-size="36pt" fo:language="en" fo:country="US" style:font-size-asian="36pt" style:font-size-complex="36pt"/>
    </style:style>
    <style:style style:name="T27" style:family="text">
      <style:text-properties fo:color="#ffffff" style:font-name="Copperplate Gothic Bold" fo:font-size="36pt" fo:language="en" fo:country="US" style:font-size-asian="36pt" style:font-size-complex="36pt"/>
    </style:style>
    <style:style style:name="T28" style:family="text">
      <style:text-properties style:font-name="Verdana1" fo:font-size="36pt" fo:language="en" fo:country="US" style:font-name-asian="Times New Roman" style:font-size-asian="36pt" style:font-name-complex="Times New Roman" style:font-size-complex="36pt"/>
    </style:style>
    <style:style style:name="T29" style:family="text">
      <style:text-properties style:font-name="Copperplate Gothic Bold" fo:font-size="32pt" fo:language="en" fo:country="US" style:font-name-asian="Times New Roman" style:font-size-asian="32pt" style:font-name-complex="Times New Roman" style:font-size-complex="32pt"/>
    </style:style>
    <style:style style:name="T30" style:family="text">
      <style:text-properties style:font-name="Verdana" fo:font-size="36pt" fo:language="en" fo:country="US" style:font-name-asian="Times New Roman" style:font-size-asian="36pt" style:font-name-complex="Times New Roman" style:font-size-complex="36pt"/>
    </style:style>
    <style:style style:name="T31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2" draw:layer="layout" svg:width="28cm" svg:height="12.17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Please Stand</text:p>
          </draw:text-box>
        </draw:frame>
        <draw:frame presentation:style-name="pr5" draw:layer="layout" svg:width="28cm" svg:height="12.179cm" svg:x="0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Entrance Hymn after this sli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Praise the name of Jesus</text:p>
          </draw:text-box>
        </draw:frame>
        <draw:frame presentation:style-name="pr6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aise the name of Jesus</text:p>
              </text:list-item>
              <text:list-item>
                <text:p>Praise him as we pray</text:p>
              </text:list-item>
              <text:list-item>
                <text:p>Praise the name of Jesus</text:p>
              </text:list-item>
              <text:list-item>
                <text:p>Sing to him all our d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From the rising of the sun</text:p>
              </text:list-item>
              <text:list-item>
                <text:p>To the setting of the same</text:p>
              </text:list-item>
              <text:list-item>
                <text:p>The name of the Lord is to be praised</text:p>
              </text:list-item>
              <text:list-item>
                <text:p>In all things let's praise his name</text:p>
              </text:list-item>
              <text:list-item>
                <text:p>And so let'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aise the name of Jesus</text:p>
              </text:list-item>
              <text:list-item>
                <text:p>Praise him as we pray</text:p>
              </text:list-item>
              <text:list-item>
                <text:p>Praise the name of Jesus</text:p>
              </text:list-item>
              <text:list-item>
                <text:p>Sing to him all our d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Let us come unto the Lord</text:p>
              </text:list-item>
              <text:list-item>
                <text:p>Let us make a joyful noise</text:p>
              </text:list-item>
              <text:list-item>
                <text:p>He has healed us through his word</text:p>
              </text:list-item>
              <text:list-item>
                <text:p>In all things let's praise his name</text:p>
              </text:list-item>
              <text:list-item>
                <text:p>And so let'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Praise the name of Jesus</text:p>
              </text:list-item>
              <text:list-item>
                <text:p>Praise him as we pray</text:p>
              </text:list-item>
              <text:list-item>
                <text:p>Praise the name of Jesus</text:p>
              </text:list-item>
              <text:list-item>
                <text:p>Sing to him all our days</text:p>
              </text:list-item>
              <text:list-item>
                <text:p>Sing to him all our d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6.239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Confiteor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list text:style-name="L1">
              <text:list-item>
                <text:p>I confess to almighty God</text:p>
              </text:list-item>
              <text:list-item>
                <text:p>And to you, my brothers and sisters,</text:p>
              </text:list-item>
              <text:list-item>
                <text:p>That I have greatly sinned</text:p>
              </text:list-item>
              <text:list-item>
                <text:p>In my thoughts and in my w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2.179cm" svg:x="0cm" svg:y="5.2cm" presentation:class="outline">
          <draw:text-box>
            <text:list text:style-name="L1">
              <text:list-item>
                <text:p>In what I have done</text:p>
              </text:list-item>
              <text:list-item>
                <text:p>And in what I have failed to do,</text:p>
              </text:list-item>
              <text:list-item>
                <text:p>Through my fault,</text:p>
              </text:list-item>
              <text:list-item>
                <text:p>Through my fault,</text:p>
              </text:list-item>
              <text:list-item>
                <text:p>Through my most grievous fau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2.179cm" svg:x="0cm" svg:y="5.2cm" presentation:class="outline">
          <draw:text-box>
            <text:list text:style-name="L1">
              <text:list-item>
                <text:p>Therefore I ask blessed Mary ever-Virgin,</text:p>
              </text:list-item>
              <text:list-item>
                <text:p>All the Angels and Saints,</text:p>
              </text:list-item>
              <text:list-item>
                <text:p>And you, my brothers and sisters,</text:p>
              </text:list-item>
              <text:list-item>
                <text:p>To pray for me to the Lord our G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Kyrie eleison</text:p>
          </draw:text-box>
        </draw:frame>
        <draw:frame presentation:style-name="pr6" draw:layer="layout" svg:width="28cm" svg:height="12.179cm" svg:x="0cm" svg:y="5.2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Glory to God</text:p>
          </draw:text-box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Glory to God in the highest,</text:p>
              </text:list-item>
              <text:list-item>
                <text:p>And on earth peace to people of good will.</text:p>
              </text:list-item>
              <text:list-item>
                <text:p>We praise you, we bless you,</text:p>
              </text:list-item>
              <text:list-item>
                <text:p>We adore you, we glorify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We give you thanks for your great glory,</text:p>
              </text:list-item>
              <text:list-item>
                <text:p>Lord God heavenly King,</text:p>
              </text:list-item>
              <text:list-item>
                <text:p>O God, almighty Fa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Lord Jesus Christ, only begotten Son,</text:p>
              </text:list-item>
              <text:list-item>
                <text:p>Lord God, Lamb of God,</text:p>
              </text:list-item>
              <text:list-item>
                <text:p>Son of the Father,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You take away the sins of the world,</text:p>
              </text:list-item>
              <text:list-item>
                <text:p>Have mercy on us;</text:p>
              </text:list-item>
              <text:list-item>
                <text:p>You take away the sins of the world,</text:p>
              </text:list-item>
              <text:list-item>
                <text:p>Receive our prayer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You are seated </text:p>
              </text:list-item>
              <text:list-item>
                <text:p>At the right hand of the Father</text:p>
              </text:list-item>
              <text:list-item>
                <text:p>Have mercy on 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For you alone are the Holy One,</text:p>
              </text:list-item>
              <text:list-item>
                <text:p>You alone are the Lord</text:p>
              </text:list-item>
              <text:list-item>
                <text:p>You alone are the most High,</text:p>
              </text:list-item>
              <text:list-item>
                <text:p>Jesus Chr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With the Holy Spirit,</text:p>
              </text:list-item>
              <text:list-item>
                <text:p>In the glory of God the Father.</text:p>
              </text:list-item>
              <text:list-item>
                <text:p>Amen!</text:p>
              </text:list-item>
              <text:list-item>
                <text:p>Ame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Gloria</text:p>
          </draw:text-box>
        </draw:frame>
        <draw:frame presentation:style-name="pr5" draw:text-style-name="P4" draw:layer="layout" svg:width="28cm" svg:height="15.6cm" svg:x="0cm" svg:y="5.2cm" presentation:class="outline" presentation:user-transformed="true">
          <draw:text-box>
            <text:p text:style-name="P3"><text:span text:style-name="T2">Glory to God in the highest,</text:span></text:p>
            <text:p text:style-name="P3"><text:span text:style-name="T2">and on earth peace to people of good will.</text:span></text:p>
            <text:p text:style-name="P3"><text:span text:style-name="T2">We praise you, we bless you, </text:span></text:p>
            <text:p text:style-name="P3"><text:span text:style-name="T2">we adore you, we glorify you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><text:span text:style-name="T3">We give you thanks for your great glory,</text:span></text:p>
            <text:p><text:span text:style-name="T3">Lord, God heavenly king,</text:span></text:p>
            <text:p><text:span text:style-name="T3">O God, almighty fath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6" draw:layer="layout" svg:width="28cm" svg:height="15.8cm" svg:x="0cm" svg:y="5.2cm" presentation:class="outline" presentation:user-transformed="true">
          <draw:text-box>
            <text:p text:style-name="P3"><text:span text:style-name="T2">Glory to God in the highest,</text:span></text:p>
            <text:p text:style-name="P3"><text:span text:style-name="T2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6cm" svg:x="0cm" svg:y="5.2cm" presentation:class="outline" presentation:user-transformed="true">
          <draw:text-box>
            <text:p text:style-name="P3"><text:span text:style-name="T2">Lord Jesus Christ, Only Begotten Son,</text:span></text:p>
            <text:p text:style-name="P3"><text:span text:style-name="T2">Lord God, Lamb of God, Son of the Father,</text:span></text:p>
            <text:p text:style-name="P7"><text:span text:style-name="T2">you take away the sins of the world, </text:span></text:p>
            <text:p text:style-name="P7"><text:span text:style-name="T2"><text:tab/></text:span><text:span text:style-name="T2">have mercy on us;</text:span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5" draw:text-style-name="P6" draw:layer="layout" svg:width="28cm" svg:height="15.6cm" svg:x="0cm" svg:y="5.2cm" presentation:class="outline" presentation:user-transformed="true">
          <draw:text-box>
            <text:p text:style-name="P7"><text:span text:style-name="T2">you take away the sins of the world, </text:span><text:span text:style-name="T2"><text:tab/></text:span><text:span text:style-name="T2">receive our prayer;</text:span></text:p>
            <text:p text:style-name="P3"><text:span text:style-name="T2">you are seated at the right hand of the Father,</text:span></text:p>
            <text:p text:style-name="P7"><text:span text:style-name="T2">have mercy on 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6" draw:layer="layout" svg:width="28cm" svg:height="15.8cm" svg:x="0cm" svg:y="5.2cm" presentation:class="outline" presentation:user-transformed="true">
          <draw:text-box>
            <text:p text:style-name="P3"><text:span text:style-name="T2">Glory to God in the highest,</text:span></text:p>
            <text:p text:style-name="P3"><text:span text:style-name="T2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4" draw:layer="layout" svg:width="28cm" svg:height="15.8cm" svg:x="0cm" svg:y="5.2cm" presentation:class="outline" presentation:user-transformed="true">
          <draw:text-box>
            <text:p text:style-name="P3"><text:span text:style-name="T2">For you alone are the Holy One,</text:span></text:p>
            <text:p text:style-name="P3"><text:span text:style-name="T2">you alone are the Lord, </text:span></text:p>
            <text:p text:style-name="P3"><text:span text:style-name="T2">you alone are the Most High, Jesus Christ, </text:span></text:p>
            <text:p text:style-name="P3"><text:span text:style-name="T2">with the Holy Spirit, </text:span></text:p>
            <text:p text:style-name="P3"><text:span text:style-name="T2">in the glory of God the Fath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6" draw:layer="layout" svg:width="28cm" svg:height="15.8cm" svg:x="0cm" svg:y="5.2cm" presentation:class="outline" presentation:user-transformed="true">
          <draw:text-box>
            <text:p text:style-name="P3"><text:span text:style-name="T2">Glory to God in the highest,</text:span></text:p>
            <text:p text:style-name="P3"><text:span text:style-name="T2">and on earth peace to people of good will.</text:span></text:p>
            <text:p text:style-name="P3"><text:span text:style-name="T2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Responsorial Psalm</text:p>
          </draw:text-box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lleluia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>Alleluia, alleluia,</text:p>
            <text:p>alleluia, alleluia</text:p>
            <text:p>Alleluia, alleluia,</text:p>
            <text:p>Alleluia alleluia.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postles Creed</text:p>
          </draw:text-box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 text:style-name="P8"><text:span text:style-name="T5">I believe in God,</text:span></text:p>
            <text:p text:style-name="P8"><text:span text:style-name="T5">the Father almighty,</text:span></text:p>
            <text:p text:style-name="P8"><text:span text:style-name="T5">Creator of heaven and earth,</text:span></text:p>
            <text:p text:style-name="P8"><text:span text:style-name="T5">and in Jesus Christ, his only Son, our Lord,</text:span></text:p>
            <text:p text:style-name="P9"><text:span text:style-name="T6">(</text:span><text:span text:style-name="T7">At the words that follow, up to and including the Virgin Mary, all bow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 text:style-name="P8"><text:span text:style-name="T5">who was conceived by the Holy Spirit,</text:span></text:p>
            <text:p text:style-name="P8"><text:span text:style-name="T5">born of the Virgin Mary,</text:span></text:p>
            <text:p text:style-name="P8"><text:span text:style-name="T5">suffered under Pontius Pilate,</text:span></text:p>
            <text:p text:style-name="P8"><text:span text:style-name="T5">was crucified, died and was buried;</text:span></text:p>
            <text:p text:style-name="P8"><text:span text:style-name="T5">he descended into hell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 text:style-name="P8"><text:span text:style-name="T5">on the third day he rose again from the dead;</text:span></text:p>
            <text:p text:style-name="P8"><text:span text:style-name="T5">he ascended into heaven,</text:span></text:p>
            <text:p text:style-name="P8"><text:span text:style-name="T5">and is seated at the right hand of God the Father almighty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 text:style-name="P8"><text:span text:style-name="T5">from there he will come to judge the living and the dead.</text:span></text:p>
            <text:p text:style-name="P8"><text:span text:style-name="T5">I believe in the Holy Spirit, <text:s/></text:span></text:p>
            <text:p text:style-name="P8"><text:span text:style-name="T5">the holy catholic Church,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5.8cm" svg:x="0cm" svg:y="5.2cm" presentation:class="outline" presentation:user-transformed="true">
          <draw:text-box>
            <text:p text:style-name="P8"><text:span text:style-name="T5">the communion of saints,</text:span></text:p>
            <text:p text:style-name="P8"><text:span text:style-name="T5">the forgiveness of sins,</text:span></text:p>
            <text:p text:style-name="P8"><text:span text:style-name="T5">the resurrection of the body, </text:span></text:p>
            <text:p text:style-name="P8"><text:span text:style-name="T5">and life everlasting. </text:span></text:p>
            <text:p text:style-name="P8"><text:span text:style-name="T5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First Collec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 text:style-name="P10"><text:span text:style-name="T8">This collection goes to the Bishop</text:span></text:p>
            <text:p text:style-name="P10"><text:span text:style-name="T8">for the support of the Diocese.</text:span></text:p>
            <text:p text:style-name="P10"><text:span text:style-name="T9">Thank you for your con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As the deer panteth</text:p>
          </draw:text-box>
        </draw:frame>
        <draw:frame presentation:style-name="pr6" draw:text-style-name="P12" draw:layer="layout" svg:width="28cm" svg:height="12.179cm" svg:x="0cm" svg:y="5.2cm" presentation:class="outline" presentation:user-transformed="true">
          <draw:text-box>
            <text:p text:style-name="P11"><text:span text:style-name="T10">As the deer panteth for the water</text:span></text:p>
            <text:p text:style-name="P11"><text:span text:style-name="T10">So my soul longeth after thee</text:span></text:p>
            <text:p text:style-name="P11"><text:span text:style-name="T10">You alone are my heart’s desire </text:span></text:p>
            <text:p text:style-name="P11"><text:span text:style-name="T10">and I long to worship the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2" draw:layer="layout" svg:width="28cm" svg:height="12.179cm" svg:x="0cm" svg:y="5.2cm" presentation:class="outline">
          <draw:text-box>
            <text:p text:style-name="P11"><text:span text:style-name="T10">You alone are my strength my shield</text:span></text:p>
            <text:p text:style-name="P11"><text:span text:style-name="T10">To you alone may my spirit yield.</text:span></text:p>
            <text:p text:style-name="P11"><text:span text:style-name="T10">You alone are my heart’s desire</text:span></text:p>
            <text:p text:style-name="P11"><text:span text:style-name="T10">And I long to worship the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2" draw:layer="layout" svg:width="28cm" svg:height="12.179cm" svg:x="0cm" svg:y="5.2cm" presentation:class="outline" presentation:user-transformed="true">
          <draw:text-box>
            <text:p text:style-name="P11"><text:span text:style-name="T10">I want you more than gold and silver</text:span></text:p>
            <text:p text:style-name="P11"><text:span text:style-name="T10">Only you can satisfy</text:span></text:p>
            <text:p text:style-name="P11"><text:span text:style-name="T10">You alone are the true joy giver </text:span></text:p>
            <text:p text:style-name="P11"><text:span text:style-name="T10">And the apple of my ey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2" draw:layer="layout" svg:width="28cm" svg:height="12.179cm" svg:x="0cm" svg:y="5.2cm" presentation:class="outline">
          <draw:text-box>
            <text:p text:style-name="P11"><text:span text:style-name="T10">You alone are my strength my shield</text:span></text:p>
            <text:p text:style-name="P11"><text:span text:style-name="T10">To you alone may my spirit yield.</text:span></text:p>
            <text:p text:style-name="P11"><text:span text:style-name="T10">You alone are my heart’s desire</text:span></text:p>
            <text:p text:style-name="P11"><text:span text:style-name="T10">And I long to worship the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13"><text:span text:style-name="T10">You are mine yes, you are my brother</text:span></text:p>
            <text:p text:style-name="P13"><text:span text:style-name="T10">Even though you are a King.</text:span></text:p>
            <text:p text:style-name="P13"><text:span text:style-name="T10">I love you more than any other</text:span></text:p>
            <text:p text:style-name="P13"><text:span text:style-name="T10">And much more than anyth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2" draw:layer="layout" svg:width="28cm" svg:height="12.179cm" svg:x="0cm" svg:y="5.2cm" presentation:class="outline">
          <draw:text-box>
            <text:p text:style-name="P11"><text:span text:style-name="T10">You alone are my strength my shield</text:span></text:p>
            <text:p text:style-name="P11"><text:span text:style-name="T10">To you alone may my spirit yield.</text:span></text:p>
            <text:p text:style-name="P11"><text:span text:style-name="T10">You alone are my heart’s desire</text:span></text:p>
            <text:p text:style-name="P11"><text:span text:style-name="T10">And I long to worship the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15" draw:layer="layout" svg:width="28cm" svg:height="15.8cm" svg:x="0cm" svg:y="5.2cm" presentation:class="outline" presentation:user-transformed="true">
          <draw:text-box>
            <text:p text:style-name="P14"><text:span text:style-name="T11">Priest</text:span><text:span text:style-name="T12">: </text:span><text:span text:style-name="T13">Pray my brothers and sisters, </text:span></text:p>
            <text:p text:style-name="P14"><text:span text:style-name="T13">that my sacrifice and yours may be </text:span></text:p>
            <text:p text:style-name="P14"><text:span text:style-name="T13">acceptable to God, the almighty Father.</text:span></text:p>
            <text:p text:style-name="P14"><text:span text:style-name="T14">All: </text:span><text:span text:style-name="T15">May the Lord accept the sacrifice </text:span><text:span text:style-name="T15"><text:line-break/></text:span><text:span text:style-name="T15"><text:tab/></text:span><text:span text:style-name="T15">at your hands for the praise and glory of his name, for our good and the good of all his holy Church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16">The Lord be with you.</text:span></text:p>
              </text:list-item>
              <text:list-item>
                <text:p><text:span text:style-name="T17">All</text:span>: And with your spirit.</text:p>
              </text:list-item>
              <text:list-item>
                <text:p><text:span text:style-name="T1">Priest</text:span>: <text:span text:style-name="T16">Lift up your hearts.</text:span></text:p>
              </text:list-item>
              <text:list-item>
                <text:p><text:span text:style-name="T17">All</text:span>: We lift them up to the Lo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16">Let us give thanks to the </text:span></text:p>
              </text:list-item>
              <text:list-item>
                <text:p><text:span text:style-name="T16">Lord our God.</text:span></text:p>
              </text:list-item>
              <text:list-item>
                <text:p><text:span text:style-name="T17">All</text:span>: It is right and ju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Holy</text:p>
          </draw:text-box>
        </draw:frame>
        <draw:frame presentation:style-name="pr5" draw:text-style-name="P17" draw:layer="layout" svg:width="28cm" svg:height="15.8cm" svg:x="0cm" svg:y="5.2cm" presentation:class="outline" presentation:user-transformed="true">
          <draw:text-box>
            <text:p text:style-name="P16"><text:span text:style-name="T18">Holy, Holy, Holy Lord God of hosts,</text:span></text:p>
            <text:p text:style-name="P16"><text:span text:style-name="T18">Heaven and earth are full of your glory. Hosanna in the highest</text:span></text:p>
            <text:p text:style-name="P16"><text:span text:style-name="T18">Blessed is he who comes </text:span></text:p>
            <text:p text:style-name="P16"><text:span text:style-name="T18">in the name of Lord, <text:s/></text:span></text:p>
            <text:p text:style-name="P16"><text:span text:style-name="T18">Hosanna in the highes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We proclaim your death O Lord</text:p>
            <text:p>And profess your resurrection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men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Amen, amen.</text:p>
              </text:list-item>
              <text:list-item>
                <text:p>Amen, a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16">The Lord be with you.</text:span></text:p>
              </text:list-item>
              <text:list-item>
                <text:p><text:span text:style-name="T17">All</text:span>: And with your spir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Peace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Lamb of God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Have mercy on us.</text:p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Have mercy on us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Grant us peace</text:p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4" draw:layer="layout" svg:width="28cm" svg:height="15.8cm" svg:x="0cm" svg:y="5.2cm" presentation:class="outline" presentation:user-transformed="true">
          <draw:text-box>
            <text:p text:style-name="P18"><text:span text:style-name="T19">All: </text:span><text:span text:style-name="T20">Lord, I am not worthy</text:span></text:p>
            <text:p text:style-name="P19"><text:span text:style-name="T20">that you should enter under my roof, <text:s/></text:span></text:p>
            <text:p text:style-name="P19"><text:span text:style-name="T20">but only say the word</text:span></text:p>
            <text:p text:style-name="P19"><text:span text:style-name="T20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15" draw:layer="layout" svg:width="28cm" svg:height="15.8cm" svg:x="0cm" svg:y="5.2cm" presentation:class="outline" presentation:user-transformed="true">
          <draw:text-box>
            <text:p text:style-name="P20"><text:span text:style-name="T11">Priest:</text:span><text:span text:style-name="T14"> </text:span><text:span text:style-name="T13">Behold the Lamb of God, </text:span></text:p>
            <text:p text:style-name="P20"><text:span text:style-name="T13">behold him who takes away the sins of the world. Blessed are those called to </text:span></text:p>
            <text:p text:style-name="P20"><text:span text:style-name="T13">the supper of the Lamb.</text:span></text:p>
            <text:p text:style-name="P20"><text:span text:style-name="T14">All: </text:span><text:span text:style-name="T15">Lord, I am not worthy</text:span></text:p>
            <text:p text:style-name="P21"><text:span text:style-name="T15">that you should enter under my roof, <text:s/></text:span></text:p>
            <text:p text:style-name="P21"><text:span text:style-name="T15">but only say the word</text:span></text:p>
            <text:p text:style-name="P21"><text:span text:style-name="T15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Communion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Alpha and Omega</text:p>
          </draw:text-box>
        </draw:frame>
        <draw:frame presentation:style-name="pr5" draw:text-style-name="P15" draw:layer="layout" svg:width="28cm" svg:height="15.8cm" svg:x="0cm" svg:y="5.2cm" presentation:class="outline" presentation:user-transformed="true">
          <draw:text-box>
            <text:p text:style-name="P22"><text:span text:style-name="T21">You are my God,</text:span></text:p>
            <text:p text:style-name="P22"><text:span text:style-name="T21">My alpha and omega,</text:span></text:p>
            <text:p text:style-name="P22"><text:span text:style-name="T21">You are the author</text:span></text:p>
            <text:p text:style-name="P22"><text:span text:style-name="T21">The perfector of my faith.</text:span></text:p>
            <text:p text:style-name="P22"><text:span text:style-name="T21">In you I have my all, in all.</text:span></text:p>
            <text:p text:style-name="P13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22"><text:span text:style-name="T21">You are my God,</text:span></text:p>
            <text:p text:style-name="P22"><text:span text:style-name="T21">My alpha and omega,</text:span></text:p>
            <text:p text:style-name="P22"><text:span text:style-name="T21">You are the author</text:span></text:p>
            <text:p text:style-name="P22"><text:span text:style-name="T21">The perfector of my faith.</text:span></text:p>
            <text:p text:style-name="P22"><text:span text:style-name="T21">In you I have my all, in a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24" draw:layer="layout" svg:width="28cm" svg:height="12.179cm" svg:x="0cm" svg:y="5.2cm" presentation:class="outline">
          <draw:text-box>
            <text:p text:style-name="P23"><text:span text:style-name="T21">Shalom, Shalom, the Lord is peace,</text:span></text:p>
            <text:p text:style-name="P23"><text:span text:style-name="T21">Shalom, Shalom, we’ll live in thee,</text:span></text:p>
            <text:p text:style-name="P23"><text:span text:style-name="T21">May the Lord keep you </text:span></text:p>
            <text:p text:style-name="P23"><text:span text:style-name="T21">and cause his face to shine on you,</text:span></text:p>
            <text:p text:style-name="P23"><text:span text:style-name="T21">Shalom, Shalo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Jesus my Lord, my God, my all</text:p>
          </draw:text-box>
        </draw:frame>
        <draw:frame presentation:style-name="pr6" draw:text-style-name="P25" draw:layer="layout" svg:width="28cm" svg:height="12.179cm" svg:x="0cm" svg:y="5.2cm" presentation:class="outline" presentation:user-transformed="true">
          <draw:text-box>
            <text:list text:style-name="L1">
              <text:list-item>
                <text:p text:style-name="P25">Jesus, my Lord, my God, my all!</text:p>
              </text:list-item>
              <text:list-item>
                <text:p text:style-name="P25">How can I love Thee as I ought?</text:p>
              </text:list-item>
              <text:list-item>
                <text:p text:style-name="P25">And how revere this wondrous gift,</text:p>
              </text:list-item>
              <text:list-item>
                <text:p text:style-name="P25">So far surpassing hope or though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 text:style-name="P25">Sweet Sacrament, we Thee adore!</text:p>
              </text:list-item>
              <text:list-item>
                <text:p text:style-name="P25">Oh, make us love Thee more and more.</text:p>
              </text:list-item>
              <text:list-item>
                <text:p text:style-name="P25">Oh, make us love Thee more and more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 text:style-name="P26"><text:s/>Had I but Mary's sinless heart</text:p>
              </text:list-item>
              <text:list-item>
                <text:p text:style-name="P26">With which to love Thee, dearest King,</text:p>
              </text:list-item>
              <text:list-item>
                <text:p text:style-name="P26">Oh, with what ever fervent praise,</text:p>
              </text:list-item>
              <text:list-item>
                <text:p text:style-name="P26">Thy goodness, Jesus, would I sing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 text:style-name="P25">Sweet Sacrament, we Thee adore!</text:p>
              </text:list-item>
              <text:list-item>
                <text:p text:style-name="P25">Oh, make us love Thee more and more.</text:p>
              </text:list-item>
              <text:list-item>
                <text:p text:style-name="P25">Oh, make us love Thee more and more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Thy Body, Soul and Godhead, all!</text:p>
              </text:list-item>
              <text:list-item>
                <text:p>O mystery of love divine!</text:p>
              </text:list-item>
              <text:list-item>
                <text:p>I cannot compass all I have,</text:p>
              </text:list-item>
              <text:list-item>
                <text:p>For all Thou hast and art is min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 text:style-name="P25">Sweet Sacrament, we Thee adore!</text:p>
              </text:list-item>
              <text:list-item>
                <text:p text:style-name="P25">Oh, make us love Thee more and more.</text:p>
              </text:list-item>
              <text:list-item>
                <text:p text:style-name="P25">Oh, make us love Thee more and more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Christ be beside me</text:p>
          </draw:text-box>
        </draw:frame>
        <draw:frame presentation:style-name="pr6" draw:layer="layout" svg:width="28cm" svg:height="12.179cm" svg:x="0cm" svg:y="5.2cm" presentation:class="outline">
          <draw:text-box>
            <text:p text:style-name="P13"><text:span text:style-name="T23">Christ be beside me, </text:span></text:p>
            <text:p text:style-name="P13"><text:span text:style-name="T23">Christ be before me</text:span></text:p>
            <text:p text:style-name="P13"><text:span text:style-name="T23">Christ be behind me, </text:span></text:p>
            <text:p text:style-name="P13"><text:span text:style-name="T23">King of my heart</text:span></text:p>
            <text:p text:style-name="P13"><text:span text:style-name="T24"/></text:p>
            <text:p text:style-name="P13"><text:span text:style-name="T25"/></text:p>
            <text:p text:style-name="P13"><text:span text:style-name="T2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28" draw:layer="layout" svg:width="28cm" svg:height="12.179cm" svg:x="0cm" svg:y="5.2cm" presentation:class="outline">
          <draw:text-box>
            <text:p text:style-name="P27"><text:span text:style-name="T24">Christ be within me, </text:span></text:p>
            <text:p text:style-name="P27"><text:span text:style-name="T24">Christ be below me</text:span></text:p>
            <text:p text:style-name="P27"><text:span text:style-name="T24">Christ be above me, </text:span></text:p>
            <text:p text:style-name="P27"><text:span text:style-name="T24">never to par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13"><text:span text:style-name="T26">Christ on my right hand, </text:span></text:p>
            <text:p text:style-name="P13"><text:span text:style-name="T26">Christ on my left hand</text:span></text:p>
            <text:p text:style-name="P13"><text:span text:style-name="T26">Christ all around me, </text:span></text:p>
            <text:p text:style-name="P13"><text:span text:style-name="T26">shield in the strife</text:span></text:p>
            <text:p text:style-name="P13"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30" draw:layer="layout" svg:width="28cm" svg:height="12.179cm" svg:x="0cm" svg:y="5.2cm" presentation:class="outline">
          <draw:text-box>
            <text:p text:style-name="P29"><text:span text:style-name="T26">Christ in my sleeping, </text:span></text:p>
            <text:p text:style-name="P29"><text:span text:style-name="T26">Christ in my sitting</text:span></text:p>
            <text:p text:style-name="P29"><text:span text:style-name="T26">Christ in my rising, </text:span></text:p>
            <text:p text:style-name="P29"><text:span text:style-name="T26">light of my lif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user-transformed="true">
          <draw:text-box>
            <text:p text:style-name="P13"><text:span text:style-name="T28">Christ be in all hearts </text:span></text:p>
            <text:p text:style-name="P13"><text:span text:style-name="T28">thinking about me</text:span></text:p>
            <text:p text:style-name="P13"><text:span text:style-name="T28">Christ be on all tongues </text:span></text:p>
            <text:p text:style-name="P13"><text:span text:style-name="T28">telling of me</text:span></text:p>
            <text:p text:style-name="P13"><text:span text:style-name="T29"/></text:p>
            <text:p text:style-name="P13"><text:span text:style-name="T2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32" draw:layer="layout" svg:width="28cm" svg:height="12.179cm" svg:x="0cm" svg:y="5.2cm" presentation:class="outline">
          <draw:text-box>
            <text:p text:style-name="P31"><text:span text:style-name="T30">Christ be the vision </text:span></text:p>
            <text:p text:style-name="P31"><text:span text:style-name="T30">in eyes that see me</text:span></text:p>
            <text:p text:style-name="P31"><text:span text:style-name="T30">In ears that hear me, </text:span></text:p>
            <text:p text:style-name="P31"><text:span text:style-name="T30">Christ ever b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Second Collection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 text:style-name="P10"><text:span text:style-name="T8">What you contribute now </text:span></text:p>
            <text:p text:style-name="P10"><text:span text:style-name="T8">is for the support of our </text:span></text:p>
            <text:p text:style-name="P10"><text:span text:style-name="T8">parish and its mission.</text:span></text:p>
            <text:p text:style-name="P10"><text:span text:style-name="T8"/></text:p>
            <text:p text:style-name="P10"><text:span text:style-name="T9">Thank you for your generos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Notices for the week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9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1T1">
        <office:forms form:automatic-focus="false" form:apply-design-mode="false"/>
        <draw:frame presentation:style-name="pr9" draw:layer="layout" svg:width="28cm" svg:height="21cm" svg:x="0cm" svg:y="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9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<text:span text:style-name="T1">Priest:</text:span> <text:span text:style-name="T16">The Lord be with you.</text:span></text:p>
              </text:list-item>
              <text:list-item>
                <text:p><text:span text:style-name="T17">All:</text:span> And with your spir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Recessional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>
          <draw:text-box>
            <text:p>Step into the sunshine</text:p>
          </draw:text-box>
        </draw:frame>
        <draw:frame presentation:style-name="pr6" draw:text-style-name="P33" draw:layer="layout" svg:width="28cm" svg:height="12.179cm" svg:x="0cm" svg:y="5.2cm" presentation:class="outline" presentation:user-transformed="true">
          <draw:text-box>
            <text:list text:style-name="L1">
              <text:list-item>
                <text:p text:style-name="P33"><text:span text:style-name="T31">Step into the sunshine,</text:span></text:p>
              </text:list-item>
              <text:list-item>
                <text:p text:style-name="P33"><text:span text:style-name="T31">Get out of the shade</text:span></text:p>
              </text:list-item>
              <text:list-item>
                <text:p text:style-name="P33"><text:span text:style-name="T31">This is the one time that you’ve got it made,</text:span></text:p>
              </text:list-item>
              <text:list-item>
                <text:p text:style-name="P33"><text:span text:style-name="T3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 text:style-name="P33"><text:span text:style-name="T31">And you can…feel yourself smilin’</text:span></text:p>
              </text:list-item>
              <text:list-item>
                <text:p text:style-name="P33"><text:span text:style-name="T31">Way down to your shoes</text:span></text:p>
              </text:list-item>
              <text:list-item>
                <text:p text:style-name="P33"><text:span text:style-name="T31">Step into the sunshine, </text:span></text:p>
              </text:list-item>
              <text:list-item>
                <text:p text:style-name="P33"><text:span text:style-name="T31">find the great good new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Lord have mercy on the long, lost child,</text:p>
              </text:list-item>
              <text:list-item>
                <text:p>Who wants to come home, </text:p>
              </text:list-item>
              <text:list-item>
                <text:p>But the world’s gone wild </text:p>
              </text:list-item>
              <text:list-item>
                <text:p>(world’s gone wild)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Lookin’ all around for a way to begin,</text:p>
              </text:list-item>
              <text:list-item>
                <text:p>“Open up the windows, let the light pour in (light pour in)!”</text:p>
              </text:list-item>
              <text:list-item>
                <text:p>I said, “Open up the windows let the light pour in.”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6" draw:text-style-name="P33" draw:layer="layout" svg:width="28cm" svg:height="12.179cm" svg:x="0cm" svg:y="5.2cm" presentation:class="outline" presentation:user-transformed="true">
          <draw:text-box>
            <text:list text:style-name="L1">
              <text:list-item>
                <text:p text:style-name="P33"><text:span text:style-name="T31">Why don't you step into the sunshine,</text:span></text:p>
              </text:list-item>
              <text:list-item>
                <text:p text:style-name="P33"><text:span text:style-name="T31">Get out of the shade</text:span></text:p>
              </text:list-item>
              <text:list-item>
                <text:p text:style-name="P33"><text:span text:style-name="T31">This is the one time that you’ve got it made,</text:span></text:p>
              </text:list-item>
              <text:list-item>
                <text:p text:style-name="P33"><text:span text:style-name="T3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 text:style-name="P33"><text:span text:style-name="T31">And you can…feel yourself smilin’</text:span></text:p>
              </text:list-item>
              <text:list-item>
                <text:p text:style-name="P33"><text:span text:style-name="T31">Way down to your shoes</text:span></text:p>
              </text:list-item>
              <text:list-item>
                <text:p text:style-name="P33"><text:span text:style-name="T31">Step into the sunshine, </text:span></text:p>
              </text:list-item>
              <text:list-item>
                <text:p text:style-name="P33"><text:span text:style-name="T31">find the great good new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Lord have mercy on the broken man,</text:p>
              </text:list-item>
              <text:list-item>
                <text:p>Make him wake up believing’ </text:p>
              </text:list-item>
              <text:list-item>
                <text:p>yes he can (yes he can)!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If he only will try it to make it just once more,</text:p>
              </text:list-item>
              <text:list-item>
                <text:p>Prayin’ will open that golden door </text:p>
              </text:list-item>
              <text:list-item>
                <text:p>(golden door)!</text:p>
              </text:list-item>
              <text:list-item>
                <text:p>I said, “Prayin’ will open up that gold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6" draw:text-style-name="P33" draw:layer="layout" svg:width="28cm" svg:height="12.179cm" svg:x="0cm" svg:y="5.2cm" presentation:class="outline" presentation:user-transformed="true">
          <draw:text-box>
            <text:list text:style-name="L1">
              <text:list-item>
                <text:p text:style-name="P33"><text:span text:style-name="T31">Why don't you step into the sunshine,</text:span></text:p>
              </text:list-item>
              <text:list-item>
                <text:p text:style-name="P33"><text:span text:style-name="T31">Get out of the shade</text:span></text:p>
              </text:list-item>
              <text:list-item>
                <text:p text:style-name="P33"><text:span text:style-name="T31">This is the one time that you’ve got it made,</text:span></text:p>
              </text:list-item>
              <text:list-item>
                <text:p text:style-name="P33"><text:span text:style-name="T3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 text:style-name="P33"><text:span text:style-name="T31">And you can…feel yourself smilin’</text:span></text:p>
              </text:list-item>
              <text:list-item>
                <text:p text:style-name="P33"><text:span text:style-name="T31">Way down to your shoes</text:span></text:p>
              </text:list-item>
              <text:list-item>
                <text:p text:style-name="P33"><text:span text:style-name="T31">Step into the sunshine, find the great good new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final slid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pperplate Gothic Bold" svg:font-family="'Copperplate Gothic Bold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1cm" fo:text-align="center" fo:text-indent="0cm"/>
      <style:text-properties fo:color="#ffffff" style:text-outline="false" style:text-line-through-style="none" style:font-name="Verdana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" fo:font-size="40pt" fo:font-style="normal" fo:text-shadow="none" style:text-underline-style="none" fo:font-weight="bold" style:letter-kerning="true" style:font-name-asian="DejaVu Sans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" fo:font-size="40pt" fo:font-style="normal" fo:text-shadow="none" style:text-underline-style="none" fo:font-weight="bold" style:letter-kerning="true" style:font-name-asian="DejaVu Sans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2.179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2.179cm" svg:x="0cm" svg:y="5.2cm" presentation:class="outline">
        <draw:text-box>
          <text:p>Click to edit the outline text format</text:p>
        </draw:text-box>
      </draw:frame>
      <presentation:notes style:page-layout-name="PM2">
        <office:forms form:automatic-focus="false" form:apply-design-mode="false"/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10-13T18:50:02.122023825</dc:date>
    <dc:creator>Irwin Coelho</dc:creator>
    <meta:editing-duration>PT2H44M35S</meta:editing-duration>
    <meta:editing-cycles>19</meta:editing-cycles>
    <meta:generator>LibreOffice/4.1.1.2$Linux_x86 LibreOffice_project/410m0$Build-2</meta:generator>
    <meta:document-statistic meta:object-count="457"/>
  </office:meta>
</office:document-meta>
</file>